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217" officeooo:paragraph-rsid="00021217"/>
    </style:style>
    <style:style style:name="P2" style:family="paragraph" style:parent-style-name="Standard">
      <style:text-properties officeooo:rsid="00021217" officeooo:paragraph-rsid="00021217"/>
    </style:style>
    <style:style style:name="T1" style:family="text">
      <style:text-properties officeooo:rsid="00035f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ies</text:p>
      <text:p text:style-name="P1"/>
      <text:p text:style-name="P1">As media Queries, são nada mais, do que diferentes formato de visualização do site para diferentes necessidades, por exemplo, a letra que deixamos no site, pode ser diferente da letra para a impressão. </text:p>
      <text:p text:style-name="P1"><text:tab/>Para configurarmos a tela, criamos um link css com a tag media=”screen”</text:p>
      <text:p text:style-name="P1"><text:tab/>Para configurarmos as configurações de impressão, criamos um link css com a tag media=”print”</text:p>
      <text:p text:style-name="P1"><text:tab/><text:span text:style-name="T1">Media quiry é igual a midia type + midia fitcher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18:41:51.457000000</meta:creation-date>
    <dc:date>2022-11-07T20:23:13.141000000</dc:date>
    <meta:editing-duration>PT7M44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5" meta:word-count="71" meta:character-count="431" meta:non-whitespace-character-count="361"/>
  </office:meta>
</office:document-meta>
</file>